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c82" officeooo:paragraph-rsid="000fac82"/>
    </style:style>
    <style:style style:name="P2" style:family="paragraph" style:parent-style-name="Standard">
      <style:text-properties officeooo:rsid="0010662d" officeooo:paragraph-rsid="0010662d"/>
    </style:style>
    <style:style style:name="P3" style:family="paragraph" style:parent-style-name="Standard">
      <style:text-properties officeooo:rsid="0010662d" officeooo:paragraph-rsid="0010cbbd"/>
    </style:style>
    <style:style style:name="P4" style:family="paragraph" style:parent-style-name="Standard">
      <style:text-properties officeooo:rsid="0010662d" officeooo:paragraph-rsid="0011a0d3"/>
    </style:style>
    <style:style style:name="P5" style:family="paragraph" style:parent-style-name="Standard">
      <style:text-properties officeooo:rsid="0010662d" officeooo:paragraph-rsid="0011ee70"/>
    </style:style>
    <style:style style:name="P6" style:family="paragraph" style:parent-style-name="Standard">
      <style:text-properties officeooo:rsid="0010662d" officeooo:paragraph-rsid="00124792"/>
    </style:style>
    <style:style style:name="P7" style:family="paragraph" style:parent-style-name="Standard">
      <style:text-properties officeooo:rsid="0010662d" officeooo:paragraph-rsid="00159b1f"/>
    </style:style>
    <style:style style:name="P8" style:family="paragraph" style:parent-style-name="Standard">
      <style:text-properties officeooo:rsid="0010cbbd" officeooo:paragraph-rsid="0010cbbd"/>
    </style:style>
    <style:style style:name="P9" style:family="paragraph" style:parent-style-name="Standard">
      <style:text-properties officeooo:rsid="0011a0d3" officeooo:paragraph-rsid="0011a0d3"/>
    </style:style>
    <style:style style:name="P10" style:family="paragraph" style:parent-style-name="Standard">
      <style:text-properties officeooo:rsid="00124792" officeooo:paragraph-rsid="00124792"/>
    </style:style>
    <style:style style:name="P11" style:family="paragraph" style:parent-style-name="Standard">
      <style:text-properties officeooo:rsid="00159b1f" officeooo:paragraph-rsid="00159b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62d" style:font-weight-asian="bold" style:font-weight-complex="bold"/>
    </style:style>
    <style:style style:name="T3" style:family="text">
      <style:text-properties officeooo:rsid="001066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cbbd" style:font-weight-asian="normal" style:font-weight-complex="normal"/>
    </style:style>
    <style:style style:name="T6" style:family="text">
      <style:text-properties fo:font-weight="normal" officeooo:rsid="0011a0d3" style:font-weight-asian="normal" style:font-weight-complex="normal"/>
    </style:style>
    <style:style style:name="T7" style:family="text">
      <style:text-properties fo:font-weight="normal" officeooo:rsid="00124792" style:font-weight-asian="normal" style:font-weight-complex="normal"/>
    </style:style>
    <style:style style:name="T8" style:family="text">
      <style:text-properties fo:font-weight="normal" officeooo:rsid="00159b1f" style:font-weight-asian="normal" style:font-weight-complex="normal"/>
    </style:style>
    <style:style style:name="T9" style:family="text">
      <style:text-properties officeooo:rsid="0010cbbd"/>
    </style:style>
    <style:style style:name="T10" style:family="text">
      <style:text-properties officeooo:rsid="0011a0d3"/>
    </style:style>
    <style:style style:name="T11" style:family="text">
      <style:text-properties officeooo:rsid="00124792"/>
    </style:style>
    <style:style style:name="T12" style:family="text">
      <style:text-properties style:font-name="Liberation Serif1" officeooo:rsid="00124792"/>
    </style:style>
    <style:style style:name="T13" style:family="text">
      <style:text-properties style:font-name="Liberation Serif" officeooo:rsid="0014133d"/>
    </style:style>
    <style:style style:name="T14" style:family="text">
      <style:text-properties officeooo:rsid="00159b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 Raytracer (CLR). CLR is an abbreviation of 'clear' in most programming languages, thus the name. CLeaR File Format.</text:p>
      <text:p text:style-name="P9">Definition </text:p>
      <text:p text:style-name="P1">Raytracer scene file storage format (XML formatted document): </text:p>
      <text:p text:style-name="P1"/>
      <text:p text:style-name="P1">Top of document:</text:p>
      <text:p text:style-name="P1"><text:tab/>&lt;?xml version=”1.0” encoding=”utf-8”?&gt;</text:p>
      <text:p text:style-name="P1"/>
      <text:p text:style-name="P1">Tags:</text:p>
      <text:p text:style-name="P2"><text:span text:style-name="T1"><text:tab/>Description</text:span>:</text:p>
      <text:p text:style-name="P2"><text:span text:style-name="T1"><text:tab/>Parent</text:span>:</text:p>
      <text:p text:style-name="P2"><text:span text:style-name="T1"><text:tab/>Attributes</text:span>:</text:p>
      <text:p text:style-name="P1"/>
      <text:p text:style-name="P1">&lt;CLEAR&gt;&lt;/CLEAR&gt;</text:p>
      <text:p text:style-name="P1"><text:tab/><text:span text:style-name="T1">Description</text:span>:</text:p>
      <text:p text:style-name="P1"><text:tab/>Specifies that this portion of the file is in the CLeaR format. All information about the scene <text:tab/>must be inside this tag. </text:p>
      <text:p text:style-name="P1"><text:tab/><text:span text:style-name="T1">Parent</text:span>: None</text:p>
      <text:p text:style-name="P1"><text:tab/><text:span text:style-name="T1">Attributes</text:span>:</text:p>
      <text:p text:style-name="P1"><text:tab/><text:tab/>version: String format. Version number of the document. Current version 0.1</text:p>
      <text:p text:style-name="P1"/>
      <text:p text:style-name="P1">&lt;file_information&gt;&lt;/file_information&gt;</text:p>
      <text:p text:style-name="P1"><text:tab/><text:span text:style-name="T1">Description</text:span>:</text:p>
      <text:p text:style-name="P1"><text:tab/>Contains information about the file. It has no content of its own, it is for grouping child tags that <text:tab/>have the content.</text:p>
      <text:p text:style-name="P1"><text:tab/><text:span text:style-name="T1">Parent</text:span>: &lt;CLEAR&gt;</text:p>
      <text:p text:style-name="P1"><text:tab/><text:span text:style-name="T1">Attributes</text:span>: None</text:p>
      <text:p text:style-name="P1"/>
      <text:p text:style-name="P2">&lt;author&gt;&lt;/author&gt;</text:p>
      <text:p text:style-name="P1"><text:tab/><text:span text:style-name="T2">Description</text:span><text:span text:style-name="T3">:</text:span></text:p>
      <text:p text:style-name="P1"><text:tab/><text:span text:style-name="T3">Contains as content the name of the author of the document.</text:span></text:p>
      <text:p text:style-name="P1"><text:tab/><text:span text:style-name="T2">Parent</text:span><text:span text:style-name="T3">: &lt;file_information&gt;</text:span></text:p>
      <text:p text:style-name="P1"><text:tab/><text:span text:style-name="T2">Attributes</text:span><text:span text:style-name="T3">: None</text:span></text:p>
      <text:p text:style-name="P1"/>
      <text:p text:style-name="P2">&lt;authoring_tool&gt;&lt;/authoring_tool&gt;</text:p>
      <text:p text:style-name="P2"><text:tab/><text:span text:style-name="T1">Description</text:span>:</text:p>
      <text:p text:style-name="P2"><text:tab/>Contains as content the name and version number of the program used to create the document </text:p>
      <text:p text:style-name="P2"><text:span text:style-name="T1"><text:tab/>Parent</text:span>: &lt;file_information&gt;</text:p>
      <text:p text:style-name="P2"><text:span text:style-name="T1"><text:tab/>Attributes: </text:span><text:span text:style-name="T4">None</text:span></text:p>
      <text:p text:style-name="P2"><text:span text:style-name="T4"/></text:p>
      <text:p text:style-name="P2"><text:span text:style-name="T4">&lt;created&gt;&lt;/created&gt;</text:span></text:p>
      <text:p text:style-name="P2"><text:span text:style-name="T1"><text:tab/>Description</text:span>:</text:p>
      <text:p text:style-name="P2"><text:tab/>Contains as content a time stamp of when the document was first created.</text:p>
      <text:p text:style-name="P2"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modified&gt;&lt;/modified&gt;</text:span></text:p>
      <text:p text:style-name="P2"><text:span text:style-name="T1"><text:tab/>Description</text:span>:</text:p>
      <text:p text:style-name="P2"><text:tab/>Contains as content a time stamp of the last time the document was edited.</text:p>
      <text:p text:style-name="P2"><text:soft-page-break/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9"><text:span text:style-name="T4">&lt;scene&gt;&lt;/scene&gt;</text:span></text:p>
      <text:p text:style-name="P4"><text:span text:style-name="T1"><text:tab/>Description</text:span>:</text:p>
      <text:p text:style-name="P4"><text:tab/><text:span text:style-name="T10">Contains the assets and objects used in a scene. It also has a string tag for the name of the scene.</text:span></text:p>
      <text:p text:style-name="P4"><text:span text:style-name="T1"><text:tab/>Parent</text:span>: <text:span text:style-name="T10">&lt;CLEAR&gt;</text:span></text:p>
      <text:p text:style-name="P4"><text:span text:style-name="T1"><text:tab/>Attributes</text:span><text:span text:style-name="T4">: </text:span><text:span text:style-name="T6">none</text:span></text:p>
      <text:p text:style-name="P4"><text:span text:style-name="T4"/></text:p>
      <text:p text:style-name="P2"><text:span text:style-name="T4">&lt;assets&gt;&lt;/assets&gt;</text:span></text:p>
      <text:p text:style-name="P2"><text:span text:style-name="T1"><text:tab/>Description</text:span>:</text:p>
      <text:p text:style-name="P2"><text:tab/>Contains all the materials, lights, and cameras used in the scene.</text:p>
      <text:p text:style-name="P2"><text:span text:style-name="T1"><text:tab/>Parent</text:span>: &lt;<text:span text:style-name="T10">scene</text:span>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material&gt;&lt;/material&gt;</text:span></text:p>
      <text:p text:style-name="P2"><text:span text:style-name="T1"><text:tab/>Description</text:span>:</text:p>
      <text:p text:style-name="P2"><text:tab/>Contains the description of a material as <text:span text:style-name="T9">three color tags representing the </text:span>ambient, diffuse, and <text:tab/>specular <text:span text:style-name="T9">values and a string tag for its name</text:span>. <text:span text:style-name="T9">The ambient color tag must have id='ambient', the <text:tab/>diffuse color tag must have id='diffuse', and 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light&gt;&lt;/light&gt;</text:span></text:p>
      <text:p text:style-name="P2"><text:span text:style-name="T1"><text:tab/>Description</text:span>:</text:p>
      <text:p text:style-name="P3"><text:tab/>Contains the description of a light as a <text:span text:style-name="T9">vec3 tag for its location, two color tags for its </text:span>diffuse and <text:tab/>specular <text:span text:style-name="T9">values, and a string tag for its name</text:span>. <text:span text:style-name="T9">The diffuse color tag must have id='diffuse', and <text:tab/>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camera&gt;&lt;/camera&gt;</text:span></text:p>
      <text:p text:style-name="P2"><text:span text:style-name="T1"><text:tab/>Description</text:span>:</text:p>
      <text:p text:style-name="P2"><text:tab/>Contains the description of a camera as a <text:span text:style-name="T9">vec3 tag for the location</text:span> <text:span text:style-name="T9">of</text:span> the eye, <text:span text:style-name="T9">a vec3 tag for the <text:tab/>direction it is pointing, a float for the angle of view, and a string tag for its name. The vec3 for <text:tab/>the eye's location must have id='eye' and the vec3 for the direction must have id='direction'.</text:span></text:p>
      <text:p text:style-name="P2"><text:span text:style-name="T1"><text:tab/>Parent</text:span>: <text:span text:style-name="T9">&lt;assets&gt;</text:span></text:p>
      <text:p text:style-name="P2"><text:span text:style-name="T1"><text:tab/>Attributes</text:span><text:span text:style-name="T4">: </text:span><text:span text:style-name="T5">None</text:span></text:p>
      <text:p text:style-name="P2"><text:span text:style-name="T5"/></text:p>
      <text:p text:style-name="P10"><text:span text:style-name="T5">&lt;</text:span><text:span text:style-name="T4">shape&gt;&lt;/shape&gt;</text:span></text:p>
      <text:p text:style-name="P6"><text:span text:style-name="T1"><text:tab/>Description</text:span>:</text:p>
      <text:p text:style-name="P6"><text:tab/><text:span text:style-name="T11">Contains the description of a non standard shape to be used in the scene. This consists of a <text:tab/>string tag for the type, a float tag for the number of vertexes the shape has, a float tag for the <text:tab/>number of faces the shape has, one vec3 for each of the vertexes giving the coordinate of one <text:tab/>vertex, and one vec3 for each face giving the three vertexes that make up the face. <text:s/>The tags <text:tab/>must be in the order given above, with the float tag for the number of vertexes having <text:tab/>id='number_of_vertexes' and the float tag for the number of faces having id='number_of_faces'. <text:tab/>The id number of a vertex is taken to be its order in the list. This is the number that must be <text:tab/>used when defining a face. The center of the shape is taken as the origin: (0,0,0).</text:span></text:p>
      <text:p text:style-name="P6"><text:soft-page-break/><text:span text:style-name="T1"><text:tab/>Parent</text:span>: <text:span text:style-name="T11">&lt;assets&gt;</text:span></text:p>
      <text:p text:style-name="P6"><text:span text:style-name="T1"><text:tab/>Attributes</text:span><text:span text:style-name="T4">: </text:span><text:span text:style-name="T7">None</text:span></text:p>
      <text:p text:style-name="P6"><text:span text:style-name="T7"/></text:p>
      <text:p text:style-name="P11"><text:span text:style-name="T7">&lt;</text:span><text:span text:style-name="T4">spline&gt;&lt;/spline&gt;</text:span></text:p>
      <text:p text:style-name="P7"><text:span text:style-name="T1"><text:tab/>Description</text:span>:</text:p>
      <text:p text:style-name="P7"><text:tab/><text:span text:style-name="T14">Contains the description of a spline to be used making objects in the scene. This consists of a <text:tab/>string tag for the type, a float tag for the number of vertexes the spline has, and one vec3 for <text:tab/>each vertex. Each vertex in the spline is interpreted as having an edge to the next vertex given. <text:tab/>The center of the spline is its first vertex.</text:span></text:p>
      <text:p text:style-name="P7"><text:span text:style-name="T1"><text:tab/>Parent</text:span>: <text:span text:style-name="T14">&lt;assets&gt;</text:span></text:p>
      <text:p text:style-name="P7"><text:span text:style-name="T1"><text:tab/>Attributes</text:span><text:span text:style-name="T4">: </text:span><text:span text:style-name="T8">None</text:span></text:p>
      <text:p text:style-name="P6"><text:span text:style-name="T4"/></text:p>
      <text:p text:style-name="P9"><text:span text:style-name="T5">&lt;</text:span><text:span text:style-name="T7">entity</text:span><text:span text:style-name="T4">&gt;&lt;/</text:span><text:span text:style-name="T7">entity</text:span><text:span text:style-name="T4">&gt;</text:span></text:p>
      <text:p text:style-name="P4"><text:span text:style-name="T1"><text:tab/>Description</text:span>:</text:p>
      <text:p text:style-name="P4"><text:tab/><text:span text:style-name="T10">Contains all the objects in the scene.</text:span></text:p>
      <text:p text:style-name="P4"><text:span text:style-name="T1"><text:tab/>Parent</text:span>: <text:span text:style-name="T10">&lt;scene&gt;</text:span></text:p>
      <text:p text:style-name="P4"><text:span text:style-name="T1"><text:tab/>Attributes</text:span><text:span text:style-name="T4">: </text:span><text:span text:style-name="T6">None</text:span></text:p>
      <text:p text:style-name="P4"><text:span text:style-name="T6"/></text:p>
      <text:p text:style-name="P10"><text:span text:style-name="T4">&lt;object&gt;&lt;/object&gt;</text:span></text:p>
      <text:p text:style-name="P6"><text:span text:style-name="T1"><text:tab/>Description</text:span>:</text:p>
      <text:p text:style-name="P6"><text:tab/><text:span text:style-name="T11">Contains the description of an object. This consists of a string tag for its name, a string tag for <text:tab/>its type, a string tag for its material's name, and a mat4 for its transformation matrix. The string <text:tab/>tag for the name must have id='name', the string tag for the type must have id='type', and the <text:tab/>string tag for the material's name must have id='material_name'. The content of the type string <text:tab/>tag must be one of the following: ELLIPSE, CYLINDER, CONE, DOME, TETRAHEDRON, <text:tab/>CUBE, OCTAHEDRON, DODECAHEDRON, ICOSAHEDRON, &lt;type name of a shape <text:tab/>defined in assets&gt;, &lt;type name of a spline defined in assets&gt; LINEAR, &lt;type name of a spline <text:tab/>defined in assets&gt; REVOLUTION, &lt;type name of a spline defined in assets&gt; ALONG &lt;type <text:tab/>name of a spline defined in assets&gt;. If a linear spline is selected an extra vec3 tag with <text:tab/>id='end_point' whose content is the point to extrude the spline towards is required. This point <text:tab/>will be connected to the first point in the spline and the rest of the spline will be extruded <text:tab/>relative to this point. If a spline revolution is selected two extra vec3 tags and an extra float tag <text:tab/>are required. The two vec3 tags each have one point on the axis of revolution, relative to the <text:tab/>spline's definition. The vec3 tags both have id='axis_of_revolution'. The float tag has the <text:tab/>amount of revolution in radians, which must be in the range [0,2</text:span><text:span text:style-name="T12">π</text:span><text:span text:style-name="T13">),</text:span><text:span text:style-name="T11"> and has <text:tab/>id='revolution_amount'. <text:s text:c="3"/></text:span></text:p>
      <text:p text:style-name="P6"><text:span text:style-name="T1"><text:tab/>Parent</text:span>: <text:span text:style-name="T11">&lt;entity&gt;</text:span></text:p>
      <text:p text:style-name="P6"><text:span text:style-name="T1"><text:tab/>Attributes</text:span><text:span text:style-name="T4">: </text:span><text:span text:style-name="T7">None</text:span></text:p>
      <text:p text:style-name="P5"><text:span text:style-name="T4"/></text:p>
      <text:p text:style-name="P8"><text:span text:style-name="T4">&lt;vec3&gt;&lt;/vec3&gt;</text:span></text:p>
      <text:p text:style-name="P3"><text:span text:style-name="T1"><text:tab/>Description</text:span>:</text:p>
      <text:p text:style-name="P3"><text:tab/><text:span text:style-name="T9">Contains as content the values for a three element vector. The values will be interpreted as <text:tab/>floats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vector.</text:span></text:p>
      <text:p text:style-name="P3"><text:span text:style-name="T5"/></text:p>
      <text:p text:style-name="P10"><text:span text:style-name="T5">&lt;</text:span><text:span text:style-name="T4">vec4&gt;&lt;/vec4&gt;</text:span></text:p>
      <text:p text:style-name="P6"><text:span text:style-name="T1"><text:tab/>Description</text:span>:</text:p>
      <text:p text:style-name="P6"><text:soft-page-break/><text:tab/><text:span text:style-name="T11">Contains as content the values for a four element vector. The values will be interpreted as floats.</text:span></text:p>
      <text:p text:style-name="P6"><text:span text:style-name="T1"><text:tab/>Parent</text:span>: <text:span text:style-name="T11">Many</text:span></text:p>
      <text:p text:style-name="P6"><text:span text:style-name="T1"><text:tab/>Attributes</text:span><text:span text:style-name="T4">:</text:span></text:p>
      <text:p text:style-name="P6"><text:span text:style-name="T4"><text:tab/><text:tab/></text:span><text:span text:style-name="T7">id: An identifier tag to help determine the intended use for the vector.</text:span></text:p>
      <text:p text:style-name="P6"><text:span text:style-name="T7"/></text:p>
      <text:p text:style-name="P10"><text:span text:style-name="T4">&lt;mat4&gt;&lt;/mat4&gt;</text:span></text:p>
      <text:p text:style-name="P6"><text:span text:style-name="T1"><text:tab/>Description</text:span>:</text:p>
      <text:p text:style-name="P6"><text:tab/><text:span text:style-name="T11">Contains the values for a 4x4 matrix. The values are stored in four vec4 tags. The matrix is <text:tab/>filled in the order the tags are given.</text:span></text:p>
      <text:p text:style-name="P6"><text:span text:style-name="T1"><text:tab/>Parent</text:span>: <text:span text:style-name="T11">Many</text:span></text:p>
      <text:p text:style-name="P6"><text:span text:style-name="T1"><text:tab/>Attributes</text:span><text:span text:style-name="T4">:</text:span></text:p>
      <text:p text:style-name="P6"><text:span text:style-name="T4"><text:tab/><text:tab/></text:span><text:span text:style-name="T7">id: An identifier tag to help determine the intended use for the matrix.</text:span></text:p>
      <text:p text:style-name="P6"><text:span text:style-name="T7"/></text:p>
      <text:p text:style-name="P8"><text:span text:style-name="T4">&lt;color&gt;&lt;/color&gt;</text:span></text:p>
      <text:p text:style-name="P3"><text:span text:style-name="T1"><text:tab/>Description</text:span>:</text:p>
      <text:p text:style-name="P3"><text:tab/><text:span text:style-name="T9">Contains as content the values for an rgba color. The values must be floats in the range [0,1]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color.</text:span></text:p>
      <text:p text:style-name="P3"><text:span text:style-name="T4"/></text:p>
      <text:p text:style-name="P8"><text:span text:style-name="T4">&lt;float&gt;&lt;/float&gt;</text:span></text:p>
      <text:p text:style-name="P3"><text:span text:style-name="T1"><text:tab/>Description</text:span>:</text:p>
      <text:p text:style-name="P3"><text:tab/><text:span text:style-name="T9">Contains as content a single float value.</text:span></text:p>
      <text:p text:style-name="P3"><text:span text:style-name="T1"><text:tab/>Parent</text:span>: <text:span text:style-name="T9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float.</text:span></text:p>
      <text:p text:style-name="P3"><text:span text:style-name="T5"/></text:p>
      <text:p text:style-name="P8"><text:span text:style-name="T4">&lt;string&gt;&lt;/string&gt;</text:span></text:p>
      <text:p text:style-name="P3"><text:span text:style-name="T1"><text:tab/>Description</text:span>:</text:p>
      <text:p text:style-name="P3"><text:tab/><text:span text:style-name="T9">Contains as content a string of characters. </text:span></text:p>
      <text:p text:style-name="P3"><text:span text:style-name="T1"><text:tab/>Parent</text:span>: <text:span text:style-name="T9">Many</text:span></text:p>
      <text:p text:style-name="P3"><text:span text:style-name="T1"><text:tab/>Attributes</text:span>:</text:p>
      <text:p text:style-name="P3"><text:tab/><text:tab/><text:span text:style-name="T9">id: An identifier tag to help determine the intended use for the string.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41:30.593000000</meta:creation-date>
    <dc:date>2016-11-22T10:36:32.226000000</dc:date>
    <meta:editing-duration>PT15M22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4" meta:paragraph-count="121" meta:word-count="1069" meta:character-count="6757" meta:non-whitespace-character-count="5660"/>
  </office:meta>
</office:document-meta>
</file>